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93de7" officeooo:paragraph-rsid="00293de7"/>
    </style:style>
    <style:style style:name="P2" style:family="paragraph" style:parent-style-name="Text_20_body">
      <style:text-properties officeooo:rsid="00293de7" officeooo:paragraph-rsid="00293de7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a00b9" officeooo:paragraph-rsid="001a00b9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officeooo:rsid="001a00b9" officeooo:paragraph-rsid="001a00b9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officeooo:rsid="001a00b9" officeooo:paragraph-rsid="001a00b9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officeooo:rsid="001a00b9" officeooo:paragraph-rsid="001a00b9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1a00b9" officeooo:paragraph-rsid="001a00b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officeooo:rsid="001a00b9" officeooo:paragraph-rsid="001a00b9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rsid="001a00b9" officeooo:paragraph-rsid="001a00b9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1a00b9" officeooo:paragraph-rsid="001a00b9" fo:background-color="transparen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1a00b9" officeooo:paragraph-rsid="001a00b9" fo:background-color="transparen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1af891" officeooo:paragraph-rsid="001a00b9"/>
    </style:style>
    <style:style style:name="P13" style:family="paragraph" style:parent-style-name="Title">
      <style:text-properties fo:font-size="12pt" style:font-size-asian="12pt" style:font-size-complex="12pt"/>
    </style:style>
    <style:style style:name="P14" style:family="paragraph" style:parent-style-name="Title">
      <style:text-properties fo:font-size="12pt" officeooo:paragraph-rsid="0023fef9" style:font-size-asian="12pt" style:font-size-complex="12pt"/>
    </style:style>
    <style:style style:name="P15" style:family="paragraph" style:parent-style-name="Text_20_body">
      <style:text-properties officeooo:rsid="0021cd08" officeooo:paragraph-rsid="0021cd08"/>
    </style:style>
    <style:style style:name="P16" style:family="paragraph" style:parent-style-name="Text_20_body">
      <style:text-properties officeooo:paragraph-rsid="0021cd08"/>
    </style:style>
    <style:style style:name="P17" style:family="paragraph" style:parent-style-name="Text_20_body">
      <style:paragraph-properties fo:text-align="justify" style:justify-single-word="false"/>
      <style:text-properties officeooo:paragraph-rsid="0021cd08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Contents_20_1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21" style:family="paragraph" style:parent-style-name="Contents_20_Heading">
      <style:text-properties fo:font-size="14pt" style:font-size-asian="12.25pt" style:font-size-complex="14pt"/>
    </style:style>
    <style:style style:name="P22" style:family="paragraph" style:parent-style-name="Text_20_body">
      <style:text-properties fo:font-style="normal" officeooo:rsid="00309430" officeooo:paragraph-rsid="00309430" style:font-style-asian="normal" style:font-style-complex="normal"/>
    </style:style>
    <style:style style:name="P23" style:family="paragraph" style:parent-style-name="Text_20_body">
      <style:text-properties officeooo:rsid="00309430" officeooo:paragraph-rsid="00309430"/>
    </style:style>
    <style:style style:name="P24" style:family="paragraph" style:parent-style-name="Text_20_body">
      <style:text-properties fo:font-style="normal" officeooo:rsid="00309430" officeooo:paragraph-rsid="00309430" style:font-style-asian="normal" style:font-style-complex="normal"/>
    </style:style>
    <style:style style:name="P25" style:family="paragraph" style:parent-style-name="Heading_20_1">
      <style:text-properties officeooo:rsid="001a00b9" officeooo:paragraph-rsid="001a00b9"/>
    </style:style>
    <style:style style:name="P26" style:family="paragraph" style:parent-style-name="Heading_20_2">
      <style:text-properties officeooo:rsid="001a00b9" officeooo:paragraph-rsid="001a00b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cd0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cd08" style:font-style-asian="normal" style:font-style-complex="normal"/>
    </style:style>
    <style:style style:name="T5" style:family="text">
      <style:text-properties fo:font-style="normal" officeooo:rsid="00253ba5" style:font-style-asian="normal" style:font-style-complex="normal"/>
    </style:style>
    <style:style style:name="T6" style:family="text">
      <style:text-properties officeooo:rsid="0021cd08"/>
    </style:style>
    <style:style style:name="T7" style:family="text">
      <style:text-properties officeooo:rsid="0023fef9"/>
    </style:style>
    <style:style style:name="T8" style:family="text">
      <style:text-properties officeooo:rsid="00253ba5"/>
    </style:style>
    <style:style style:name="T9" style:family="text">
      <style:text-properties officeooo:rsid="00293de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entralized">FACULDADE DOCTUM DE CARATINGA<text:line-break/>BACHARELADO EM CIÊNCIA DA COMPUTA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Centralized">MATEUS FREITAS DA COSTA</text:p>
      <text:p text:style-name="Centralized">PAULO RICAR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4">UMA ANÁLISE COMPARATIVA DE BIBLIOTECAS JAVASCRIPT PARA A <text:span text:style-name="T7">RENDERIZAÇÂO DE MODELOS 3D EM TEMPO REAL</text:span> EM AMBIENTES WEB</text:p>
      <text:p text:style-name="Title"/>
      <text:p text:style-name="P9"/>
      <text:p text:style-name="P9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Centralized">CARATINGA</text:p>
      <text:p text:style-name="Centralized">2023</text:p>
      <text:p text:style-name="P3"><text:soft-page-break/></text:p>
      <text:p text:style-name="Centralized">FACULDADE DOCTUM DE CARATINGA<text:line-break/>BACHARELADO EM CIÊNCIA DA COMPUTAÇÃO</text:p>
      <text:p text:style-name="Centralized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Centralized">MATEUS FREITAS DA COSTA</text:p>
      <text:p text:style-name="Centralized">PAULO RICARD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3">UMA ANÁLISE COMPARATIVA DE BIBLIOTECAS JAVASCRIPT PARA A <text:span text:style-name="T7">RENDERIZAÇÂO DE MODELOS 3D EM TEMPO REAL</text:span> EM AMBIENTES WEB</text:p>
      <text:p text:style-name="P9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Quotations">Trabalho de Conclusão de Curso apresentado à Faculdade de Ciência da Computação da Faculdade Doctum de Caratinga, como requisito para a aprovação na disciplina de TCC I.</text:p>
      <text:p text:style-name="Quotations">Orientador: XXXX-XXXX-XXXX</text:p>
      <text:p text:style-name="P6"/>
      <text:p text:style-name="P3"><text:soft-page-break/></text:p>
      <text:p text:style-name="P3"/>
      <text:p text:style-name="P3"/>
      <text:p text:style-name="P3"/>
      <text:p text:style-name="P3"/>
      <text:p text:style-name="P12"/>
      <text:p text:style-name="Centralized">CARATINGA</text:p>
      <text:p text:style-name="Centralized">2023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SUMÁRIO</text:p>
          </text:index-title>
          <text:p text:style-name="P19"><text:a xlink:type="simple" xlink:href="#__RefHeading___Toc7724_3216282967" text:style-name="Index_20_Link" text:visited-style-name="Index_20_Link">1. Apresentação<text:tab/>4</text:a></text:p>
          <text:p text:style-name="P19"><text:a xlink:type="simple" xlink:href="#__RefHeading___Toc7726_3216282967" text:style-name="Index_20_Link" text:visited-style-name="Index_20_Link">2. Objeto de Estudo<text:tab/>5</text:a></text:p>
          <text:p text:style-name="P19"><text:a xlink:type="simple" xlink:href="#__RefHeading___Toc7728_3216282967" text:style-name="Index_20_Link" text:visited-style-name="Index_20_Link">3. Hipóteses<text:tab/>5</text:a></text:p>
          <text:p text:style-name="P19"><text:a xlink:type="simple" xlink:href="#__RefHeading___Toc7730_3216282967" text:style-name="Index_20_Link" text:visited-style-name="Index_20_Link">4. Objetivos<text:tab/>5</text:a></text:p>
          <text:p text:style-name="P20"><text:a xlink:type="simple" xlink:href="#__RefHeading___Toc7732_3216282967" text:style-name="Index_20_Link" text:visited-style-name="Index_20_Link">4.1 Objetivos Gerais<text:tab/>5</text:a></text:p>
          <text:p text:style-name="P20"><text:a xlink:type="simple" xlink:href="#__RefHeading___Toc7734_3216282967" text:style-name="Index_20_Link" text:visited-style-name="Index_20_Link">4.1 Objetivos Específicos<text:tab/>5</text:a></text:p>
          <text:p text:style-name="P19"><text:a xlink:type="simple" xlink:href="#__RefHeading___Toc7736_3216282967" text:style-name="Index_20_Link" text:visited-style-name="Index_20_Link">5. Justificativa<text:tab/>5</text:a></text:p>
          <text:p text:style-name="P19"><text:a xlink:type="simple" xlink:href="#__RefHeading___Toc65689_3512237750" text:style-name="Index_20_Link" text:visited-style-name="Index_20_Link">?. REFERÊNCIAS<text:tab/>5</text:a></text:p>
        </text:index-body>
      </text:table-of-content>
      <text:p text:style-name="P10"/>
      <text:p text:style-name="P11"/>
      <text:p text:style-name="P11"/>
      <text:p text:style-name="P11"/>
      <text:p text:style-name="P11"/>
      <text:p text:style-name="P11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1" text:is-list-header="true"><text:bookmark-start text:name="__RefHeading___Toc7724_3216282967"/>1. Apresentação<text:bookmark-end text:name="__RefHeading___Toc7724_3216282967"/></text:h>
      <text:p text:style-name="Text_20_body">Uma das áreas mais proeminentes da computação dos dias de hoje refere-se a <text:span text:style-name="T1">World Wide Web</text:span><text:span text:style-name="T3">. Desenvolvida por Tim Berners-Lee em 1990 (WEBFOUNDATION, c2008-2022), as </text:span><text:span text:style-name="T4">tecnologias fundamentais para o seu funcionamento consistem </text:span><text:span text:style-name="T3">no</text:span><text:span text:style-name="T4">a linguagem de formatação </text:span><text:span text:style-name="T1">HTML – Hypertext Markup Language - </text:span><text:span text:style-name="T3">e no protocolo </text:span><text:span text:style-name="T1">HTTP – Hypertext Transfer Protocol -, </text:span><text:span text:style-name="T3">que permite o compartilhamento de recursos através da rede.</text:span></text:p>
      <text:p text:style-name="P15"><text:span text:style-name="T3">Além dos tradicionais arquivos de texto, o protocolo </text:span><text:span text:style-name="T1">HTTP </text:span><text:span text:style-name="T3">permite atualmente o compartilhamento de diversos outros tipos de mídia, como arquivos de estilo (</text:span><text:span text:style-name="T1">CSS), scripts (Javascript), </text:span><text:span text:style-name="T3">imagens, áudios, modelos 3D, entre outros (MDN, c1998-2023), permitindo assim o desenvolvimento de aplicações muito mais complexas e enriquecendo a experiência dos usuários conectados a </text:span><text:span text:style-name="T1">internet.</text:span></text:p>
      <text:p text:style-name="P15"><text:span text:style-name="T3">Dada a evolução dos equipamentos de </text:span><text:span text:style-name="T1">hardware </text:span><text:span text:style-name="T3">nos últimos anos, se tornou cada vez mais comum a utilização de aplicações que usam de modelagem 3D para suas necessidades. A constante evolução da computação gráfica para o desenvolvimento de jogos, fotografia digital, design gráfico, cartografia, visualização de dados, entre muitos outros, fez crescer a demanda para que estas tecnologias se tornassem disponíveis também nos navegadores </text:span><text:span text:style-name="T1">Web</text:span><text:span text:style-name="T3">. Assim, foi desenvolvida o padrão </text:span><text:span text:style-name="T1">WebGL</text:span><text:span text:style-name="T3">, versão da </text:span><text:span text:style-name="T1">API </text:span><text:span text:style-name="T3">gráfica </text:span><text:span text:style-name="T1">OpenGL,</text:span><text:span text:style-name="T3"> funcionando nativamente no navegador, permitindo assim o desenvolvimento de gráficos 3D com aceleração de </text:span><text:span text:style-name="T1">hardware </text:span><text:span text:style-name="T3">em </text:span><text:span text:style-name="T1">websites</text:span><text:span text:style-name="T3">. (Gdad-s-River, 2017)</text:span></text:p>
      <text:p text:style-name="P16"><text:span text:style-name="T6">Na engenharia de</text:span><text:span text:style-name="T2"> software</text:span><text:span text:style-name="T4">, </text:span><text:span text:style-name="T6">Parnas (1972, </text:span><text:span text:style-name="T9">p1053-1058, </text:span><text:span text:style-name="T6">apud </text:span>OLIVEIRA, <text:span text:style-name="T6">2017, </text:span><text:span text:style-name="T9">p15</text:span><text:span text:style-name="T6">) </text:span><text:span text:style-name="T8">define a modularidade</text:span><text:span text:style-name="T6"> como a capacidade de dividir um sistema em submódulos, que podem ser modificados individualmente sem informações adicionais das outras. Assim, é possível que o desenvolvedor de uma aplicação utilize de bibliotecas de códigos fonte fornecidas por terceiros, que ao abstrair tarefas complexas de baixo nível, podem facilitar o desenvolvimento de um programa.</text:span></text:p>
      <text:p text:style-name="P17"><text:soft-page-break/><text:span text:style-name="T6">Assim, este trabalho busca fazer um estudo comparativo de diversas bibliotecas feitas em </text:span><text:span text:style-name="T2">javascript</text:span><text:span text:style-name="T4"> construídas em cima das capacidades dos navegadores em renderizar objetos 3D, fornecendo assim resultados qualitativos e quantitativos acerca de suas capacidades funcionais, com as vantagens e desvantagens que um desenvolvedor terá ao </text:span><text:span text:style-name="T5">optar por utilizar</text:span><text:span text:style-name="T4"> qualquer uma delas.</text:span></text:p>
      <text:h text:style-name="P25" text:outline-level="1" text:is-list-header="true"><text:bookmark-start text:name="__RefHeading___Toc7726_3216282967"/>2. Objeto de Estudo<text:bookmark-end text:name="__RefHeading___Toc7726_3216282967"/></text:h>
      <text:p text:style-name="P22">O objeto de estudo deste projeto trata da utilização de bibliotecas, ferramentas e frameworks javascript selecionados que sejam capazes de fornecer uma camada de abstração do <text:span text:style-name="T1">WebGL</text:span>, e dessa forma, possam ser utilizadas em projetos <text:span text:style-name="T1">Web</text:span> que buscam renderizar objetos de três dimensões em tempo real. </text:p>
      <text:p text:style-name="P22">Dessa forma, busca-se catalogar e analisar as diversas opções que existem no mercado de software a fim de procurar as melhores alternativas que um desenvolvedor <text:span text:style-name="T1">Web </text:span>possa utilizar no seu projeto.</text:p>
      <text:h text:style-name="P25" text:outline-level="1"><text:bookmark-start text:name="__RefHeading___Toc7728_3216282967"/>3. Hipóteses<text:bookmark-end text:name="__RefHeading___Toc7728_3216282967"/></text:h>
      <text:p text:style-name="P2">No presente trabalho, pretende-se analisar diversas bibliotecas ou frameworks da linguagem de programação javascript, e fazer uma análise qualitativa e quantitativa de diversos de seus atributos, com vantagens e desvantagens, tais como: documentação, facilidade de uso, performance, gasto de memória, tamanho da biblioteca e funcionalidades presentes.</text:p>
      <text:p text:style-name="P2">Assim, ao analisar individualmente cada biblioteca, é esperado observar grandes e pequenas discrepâncias na medição de suas métricas, e dessa forma, será possível obter um panorama geral das vantagens e desvantagens que um desenvolvedor terá ao optar por utilizar qualquer uma delas.</text:p>
      <text:h text:style-name="P25" text:outline-level="1"><text:bookmark-start text:name="__RefHeading___Toc7730_3216282967"/>4. Objetivo<text:span text:style-name="T9">s</text:span><text:bookmark-end text:name="__RefHeading___Toc7730_3216282967"/></text:h>
      <text:h text:style-name="P26" text:outline-level="2"><text:bookmark-start text:name="__RefHeading___Toc7732_3216282967"/>4.1 Objetivos Gerais<text:bookmark-end text:name="__RefHeading___Toc7732_3216282967"/></text:h>
      <text:h text:style-name="P26" text:outline-level="2"><text:bookmark-start text:name="__RefHeading___Toc7734_3216282967"/>4.1 Objetivos Específicos<text:bookmark-end text:name="__RefHeading___Toc7734_3216282967"/></text:h>
      <text:h text:style-name="P25" text:outline-level="1"><text:bookmark-start text:name="__RefHeading___Toc7736_3216282967"/>5. Justificativa<text:bookmark-end text:name="__RefHeading___Toc7736_3216282967"/></text:h>
      <text:p text:style-name="P23"><text:span text:style-name="T3">Em todas as áreas da computação, a evolução dos paradigmas é um fenômeno inexorável. A medida que a tecnologia se desenvolve, novas possibilidades antes não exploradas se tornam cada vez mais comuns no dia a dia dos desenvolvedores e usuários. O desenvolvimento dos navegadores e dos computadores </text:span><text:span text:style-name="T1">desktop </text:span><text:span text:style-name="T3">permitiu a criação </text:span><text:span text:style-name="T1">websites</text:span><text:span text:style-name="T3"> cada vez mais complexos, com efeitos visuais detalhados, tais como: sombras, luzes, animações complexas, entre muitos outros.</text:span></text:p>
      <text:p text:style-name="P22">Dessa forma, o uso do 3D, antes conhecido sobretudo nos vídeo games de computador ou consoles, nas programas de edição e modelagem, se tornaram possíveis também de serem executados no navegador, abrindo um novo leque de possibilidades, permitindo designs mais realistas, interações de usuário mais elaboradas, e proporcionando uma experiência mais rica ao usuário.</text:p>
      <text:p text:style-name="P22">No entanto, no surgimento de muitas tecnologias, uma dificuldade no seu uso se manifesta na medida em que os desenvolvedores têm de adaptar-se a elas antes de poderem utilizá-la, e assim incoporarem-na no seu conjunto de habilidades. Dado que a computação gráfica é uma área notoriamente complexa, requerindo um conhecimento matemático...</text:p>
      <text:h text:style-name="Heading_20_1" text:outline-level="1"><text:bookmark-start text:name="__RefHeading___Toc65689_3512237750"/>?. REFERÊNCIAS<text:bookmark-end text:name="__RefHeading___Toc65689_3512237750"/></text:h>
      <text:p text:style-name="Text_20_body">Web Foundation. <text:span text:style-name="T10">History of the Web</text:span><text:span text:style-name="T11">.</text:span> Web Foundation, c2008-2022. Disponível em &lt;https://webfoundation.org/about/vision/history-of-the-web/&gt;. Acesso em: 16 mar. 2023.</text:p>
      <text:p text:style-name="Text_20_body">Mfuji09 etc al. <text:s/><text:span text:style-name="T10">MIME Types (IANA <text:s/>media types)</text:span>. MDN Web Docs, c1998-2023. Disponível em: &lt;https://developer.mozilla.org/en-US/docs/Web/HTTP/Basics_of_HTTP/MIME_types&gt;. Acesso em: 16 mar. 2023.</text:p>
      <text:p text:style-name="Text_20_body">Gdad-s-River. A<text:span text:style-name="T10"> Brief History of Web Graphics</text:span>. Fossbytes, 2017, Disponível em: &lt;https://fossbytes.com/history-web-graphics/&gt;. Acesso em: 16 mar. 2023.</text:p>
      <text:p text:style-name="Text_20_body">PARNAS, D. L. <text:span text:style-name="T10">On the criteria to be used in decomposing systems into modules</text:span>. Communications of the ACM, ACM, v. 15, 1972.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.423cm" fo:margin-bottom="0.212cm" style:contextual-spacing="false" fo:line-height="150%" fo:text-indent="0cm" style:auto-text-indent="false" style:page-number="auto" fo:keep-with-next="always"/>
      <style:text-properties fo:font-variant="normal" fo:text-transform="none" style:font-name="Arial3" fo:font-family="Arial" style:font-style-name="Regular" style:font-family-generic="swiss" style:font-pitch="variable" fo:font-size="12pt" fo:font-weight="normal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use-window-font-color="true" loext:opacity="0%"/>
    </style:style>
    <style:style style:name="List" style:family="paragraph" style:parent-style-name="Text_20_body" style:class="list">
      <style:paragraph-properties fo:margin-left="0cm" fo:margin-right="0cm" fo:margin-top="0cm" fo:margin-bottom="0cm" style:contextual-spacing="true" fo:line-height="100%" fo:text-indent="1.251cm" style:auto-text-indent="false"/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cm" style:contextual-spacing="false" style:page-number="auto"/>
      <style:text-properties fo:text-transform="uppercase" style:font-name="Arial1" fo:font-family="Arial" style:font-style-name="Bold" style:font-family-generic="swiss" style:font-pitch="variable" fo:font-size="12pt" fo:font-weight="bold" officeooo:rsid="001a00b9" style:font-size-asian="12pt" style:font-weight-asian="bold" style:font-size-complex="12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text-transform="uppercase" style:font-name="Arial1" fo:font-family="Arial" style:font-style-name="Bold" style:font-family-generic="swiss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cm" style:contextual-spacing="false" fo:line-height="150%"/>
      <style:text-properties fo:font-variant="normal" fo:text-transform="none" fo:font-size="12pt" fo:font-weight="bold" officeooo:rsid="001a00b9" style:font-size-asian="12pt" style:font-weight-asian="bold" style:font-size-complex="12pt" style:font-weight-complex="60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1" fo:font-family="Arial" style:font-style-name="Bold" style:font-family-generic="swiss" style:font-pitch="variable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Arial2" fo:font-family="Arial" style:font-style-name="Italic" style:font-family-generic="swiss" style:font-pitch="variable" fo:font-style="italic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cm" fo:margin-bottom="0cm" style:contextual-spacing="false" style:page-number="auto"/>
      <style:text-properties fo:font-size="12pt" fo:font-style="normal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c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01cm" fo:margin-bottom="0cm" style:contextual-spacing="false"/>
      <style:text-properties fo:font-size="12pt" fo:font-weight="normal" style:font-size-asian="12pt" style:font-weight-asian="bold" style:font-size-complex="12pt" style:font-weight-complex="600"/>
    </style:style>
    <style:style style:name="Quotations" style:family="paragraph" style:parent-style-name="Standard" style:class="html" style:master-page-name="">
      <style:paragraph-properties fo:margin-left="7.001cm" fo:margin-right="0cm" fo:margin-top="0cm" fo:margin-bottom="0cm" style:contextual-spacing="false" fo:line-height="100%" fo:text-align="justify" style:justify-single-word="false" fo:text-indent="0cm" style:auto-text-indent="false" style:page-number="auto" style:writing-mode="lr-tb"/>
      <style:text-properties fo:font-size="10pt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28pt" style:font-weight-asian="bold" style:font-size-complex="28pt" style:font-weight-complex="60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Title" style:family="paragraph" style:parent-style-name="Title" style:next-style-name="simpleParagraph" style:master-page-name="">
      <style:paragraph-properties fo:line-height="150%" style:page-number="auto"/>
      <style:text-properties fo:text-transform="uppercase" fo:font-size="14pt"/>
    </style:style>
    <style:style style:name="simpleParagraph" style:family="paragraph" style:parent-style-name="Text_20_body" style:master-page-name="">
      <style:paragraph-properties fo:margin-left="0cm" fo:margin-right="0cm" fo:line-height="100%" fo:text-indent="0cm" style:auto-text-indent="false" style:page-number="auto"/>
    </style:style>
    <style:style style:name="Centralized" style:family="paragraph" style:parent-style-name="Text_20_body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text-transform="upperca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93de7" officeooo:paragraph-rsid="00293de7"/>
    </style:style>
    <style:page-layout style:name="Mpm1">
      <style:page-layout-properties fo:page-width="21.59cm" fo:page-height="27.94cm" style:num-format="1" style:print-orientation="portrait" fo:margin-top="3cm" fo:margin-bottom="2cm" fo:margin-left="3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3-30T18:06:48.998832089</dc:date>
    <meta:editing-duration>PT8H57S</meta:editing-duration>
    <meta:editing-cycles>20</meta:editing-cycles>
    <meta:document-statistic meta:table-count="0" meta:image-count="0" meta:object-count="0" meta:page-count="6" meta:paragraph-count="47" meta:word-count="886" meta:character-count="6124" meta:non-whitespace-character-count="5280"/>
  </office:meta>
</office:document-meta>
</file>